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indo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Windo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win.html" text:style-name="Internet_20_link" text:visited-style-name="Visited_20_Internet_20_Link">link</text:a>)</text:p>

            
                <text:list xml:id="list_Window2" text:continue-numbering="true" text:continue-list="list_Wind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indo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Window4" text:continue-numbering="true" text:continue-list="list_Window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Window5" text:continue-numbering="true" text:continue-list="list_Window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Window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indow7" text:continue-numbering="true" text:continue-list="list_Window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Window8" text:continue-numbering="true" text:continue-list="list_Window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Window9" text:continue-numbering="true" text:continue-list="list_Window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Window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Window11" text:continue-numbering="true" text:continue-list="list_Window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Window12" text:continue-numbering="true" text:continue-list="list_Window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Window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Window14" text:continue-numbering="true" text:continue-list="list_Window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Window15" text:continue-numbering="true" text:continue-list="list_Window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Window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Window17" text:continue-numbering="true" text:continue-list="list_Window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Window18" text:continue-numbering="true" text:continue-list="list_Window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Window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Window20" text:continue-numbering="true" text:continue-list="list_Window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Window21" text:continue-numbering="true" text:continue-list="list_Window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Window22" text:continue-numbering="true" text:continue-list="list_Window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Window23" text:continue-numbering="true" text:continue-list="list_Window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Window24" text:continue-numbering="true" text:continue-list="list_Window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Window25" text:continue-numbering="true" text:continue-list="list_Window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Window26" text:continue-numbering="true" text:continue-list="list_Window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Window27" text:continue-numbering="true" text:continue-list="list_Window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Window28" text:continue-numbering="true" text:continue-list="list_Window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Window29" text:continue-numbering="true" text:continue-list="list_Window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Window30" text:continue-numbering="true" text:continue-list="list_Window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Window31" text:continue-numbering="true" text:continue-list="list_Window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Window32" text:continue-numbering="true" text:continue-list="list_Window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Window33" text:continue-numbering="true" text:continue-list="list_Window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Window34" text:continue-numbering="true" text:continue-list="list_Window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Window35" text:continue-numbering="true" text:continue-list="list_Window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Window36" text:continue-numbering="true" text:continue-list="list_Window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Window37" text:continue-numbering="true" text:continue-list="list_Window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Window38" text:continue-numbering="true" text:continue-list="list_Window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Window39" text:continue-numbering="true" text:continue-list="list_Window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Window40" text:continue-numbering="true" text:continue-list="list_Window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Window41" text:continue-numbering="true" text:continue-list="list_Window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Window42" text:continue-numbering="true" text:continue-list="list_Window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Window43" text:continue-numbering="true" text:continue-list="list_Window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Window44" text:continue-numbering="true" text:continue-list="list_Window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Window45" text:continue-numbering="true" text:continue-list="list_Window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Window46" text:continue-numbering="true" text:continue-list="list_Window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Window47" text:continue-numbering="true" text:continue-list="list_Window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Window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Window49" text:continue-numbering="true" text:continue-list="list_Window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Window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Window51" text:continue-numbering="true" text:continue-list="list_Window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Window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Window53" text:continue-numbering="true" text:continue-list="list_Window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Window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Window55" text:continue-numbering="true" text:continue-list="list_Window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Window56" text:continue-numbering="true" text:continue-list="list_Window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Window57" text:continue-numbering="true" text:continue-list="list_Window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Window58" text:continue-numbering="true" text:continue-list="list_Window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Window59" text:continue-numbering="true" text:continue-list="list_Window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Window60" text:continue-numbering="true" text:continue-list="list_Window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Window61" text:continue-numbering="true" text:continue-list="list_Window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Window62" text:continue-numbering="true" text:continue-list="list_Window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Window63" text:continue-numbering="true" text:continue-list="list_Window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Window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indow65" text:continue-numbering="true" text:continue-list="list_Window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indow66" text:continue-numbering="true" text:continue-list="list_Window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indow67" text:continue-numbering="true" text:continue-list="list_Window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